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grande" svg:font-family="'lucida grande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228in" fo:text-align="start" style:justify-single-word="false" fo:text-indent="0in" style:auto-text-indent="false"/>
      <style:text-properties fo:font-variant="normal" fo:text-transform="none" fo:color="#3e454c" style:font-name="lucida grande" fo:font-size="6.94999980926514pt" fo:letter-spacing="normal" fo:font-style="normal" fo:font-weight="normal"/>
    </style:style>
    <style:style style:name="P2" style:family="paragraph" style:parent-style-name="Standard">
      <style:paragraph-properties fo:margin-left="0in" fo:margin-right="0in" style:line-height-at-least="0.1228in" fo:text-align="start" style:justify-single-word="false" fo:text-indent="0in" style:auto-text-indent="false"/>
      <style:text-properties fo:font-variant="normal" fo:text-transform="none" fo:color="#006600" style:font-name="lucida grande" fo:font-size="6.94999980926514pt" fo:letter-spacing="normal" fo:font-style="normal" fo:font-weight="normal"/>
    </style:style>
    <style:style style:name="P3" style:family="paragraph" style:parent-style-name="Standard">
      <style:paragraph-properties fo:margin-left="0in" fo:margin-right="0in" style:line-height-at-least="0.1228in" fo:text-align="start" style:justify-single-word="false" fo:text-indent="0in" style:auto-text-indent="false"/>
      <style:text-properties fo:font-variant="normal" fo:text-transform="none" fo:color="#ff0000" style:font-name="lucida grande" fo:font-size="6.94999980926514pt" fo:letter-spacing="normal" fo:font-style="normal" fo:font-weight="normal"/>
    </style:style>
    <style:style style:name="T1" style:family="text">
      <style:text-properties fo:color="#ff0000"/>
    </style:style>
    <style:style style:name="T2" style:family="text">
      <style:text-properties fo:color="#009900"/>
    </style:style>
    <style:style style:name="T3" style:family="text">
      <style:text-properties fo:color="#0066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The year is 2805. <text:span text:style-name="T1">Skyscrapers composed of blocks of garbage reach into the sky. </text:span>Earth has been abandoned by humans. Only one creature remains in this vast and barren landscape. This creature is WALL-E, the last functioning robot of his kind on Earth. He gathers up garbage into his belly and compresses it into a cube, placing it on top of the newest <text:span text:style-name="T3">[synonym for garbage]</text:span> skyscraper he has built. One day while he is building more structures out of garbage, WALL-E discovers something that hasn’t appeared on Earth for several hundred years, a living, thriving plant. </text:p>
      <text:p text:style-name="P1"><text:tab/>Soon after, a sleek spaceship arrives at Earth, deploying an Extraterrestrial Vegetation Evaluator. This is EVE. Initially cold and hostile, EVE slowly warms up to WALL-E as he slowly falls in love with her. <text:span text:style-name="T1">When WALL-E brings EVE back to his home, EVE scanned the plant and went into standby mode, awaiting pick up from her spaceship. </text:span></text:p>
      <text:p text:style-name="P1"><text:tab/>One thing leads to another and WALL-E hitches a ride on the spaceship that comes to collect EVE and is brought to the Axiom, a spacecraft just outside the Horsehead nebula. It is here that that human speaking voices are heard for the first time, although WALL-E and EVE have their own vocabulary and sounds. It is also here that we meet the morbidly obese inhabitants of the Axiom. <text:span text:style-name="T1">Movie critic A.O. Scott “consumer capitalism, anticipating every possible need and swaddling its subjects in convenience, is an infantilizing force” (Scott).</text:span> <text:span text:style-name="T3">[Quote about the language or language barrier].</text:span> And so the second act of the movie begins.</text:p>
      <text:p text:style-name="P1"/>
      <text:p text:style-name="P3">Red = remove it</text:p>
      <text:p text:style-name="P2">Green = add it 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grande" svg:font-family="'lucida grande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Harel</meta:initial-creator>
    <meta:creation-date>2014-03-05T18:47:54</meta:creation-date>
    <meta:document-statistic meta:table-count="0" meta:image-count="0" meta:object-count="0" meta:page-count="1" meta:paragraph-count="5" meta:word-count="269" meta:character-count="1570"/>
    <dc:date>2014-03-05T19:02:18</dc:date>
    <dc:creator>Dan Harel</dc:creator>
    <meta:editing-duration>PT14M25S</meta:editing-duration>
    <meta:editing-cycles>1</meta:editing-cycles>
    <meta:generator>OpenOffice/4.0.0$Unix OpenOffice.org_project/400m3$Build-9702</meta:generator>
  </office:meta>
</office:document-meta>
</file>